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string" calcext:value-type="string">
            <text:p>Red (Stop)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office:value-type="string" calcext:value-type="string">
            <text:p>SSR Oven Heaters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office:value-type="string" calcext:value-type="string">
            <text:p>Relay Convection Fan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A</text:p>
          </table:table-cell>
          <table:table-cell table:style-name="ce6" office:value-type="string" calcext:value-type="string">
            <text:p>ESP32S (bit bang)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K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Temp Probe B</text:p>
          </table:table-cell>
          <table:table-cell table:style-name="ce6" office:value-type="string" calcext:value-type="string">
            <text:p>ESP32S (Bit bang’n it)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string" calcext:value-type="string">
            <text:p>DO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/>
          <table:table-cell office:value-type="string" calcext:value-type="string">
            <text:p>CS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L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00-00-00</text:date>, <text:time style:data-style-name="N2" text:time-value="18:20:51.0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9-01T19:03:13.783000000</dc:date>
    <meta:editing-duration>P7DT19H4M1S</meta:editing-duration>
    <meta:editing-cycles>29</meta:editing-cycles>
    <meta:document-statistic meta:table-count="1" meta:cell-count="55" meta:object-count="0"/>
  </office:meta>
</office:document-meta>
</file>